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5E0000697B00004F1D33C1D2F4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id="id4" draw:layer="layout" svg:width="8.33cm" svg:height="2.661cm" svg:x="0.276cm" svg:y="0.552cm">
          <draw:image xlink:href="Pictures/2000025E0000697B00004F1D33C1D2F4.wmf" xlink:type="simple" xlink:show="embed" xlink:actuate="onLoad">
            <text:p/>
          </draw:image>
          <draw:glue-point draw:id="4" svg:x="-3.45cm" svg:y="-3.968cm"/>
          <draw:glue-point draw:id="5" svg:x="-1.963cm" svg:y="-4.603cm"/>
          <draw:glue-point draw:id="6" svg:x="-1.332cm" svg:y="-4.708cm"/>
          <draw:glue-point draw:id="7" svg:x="-2.278cm" svg:y="-4.708cm"/>
          <draw:glue-point draw:id="8" svg:x="-2.707cm" svg:y="-4.742cm"/>
        </draw:frame>
        <draw:line draw:style-name="gr2" draw:text-style-name="P1" draw:layer="layout" svg:x1="2.196cm" svg:y1="0.348cm" svg:x2="2.196cm" svg:y2="3.266cm">
          <text:p/>
        </draw:line>
        <draw:line draw:style-name="gr2" draw:text-style-name="P1" draw:layer="layout" svg:x1="0.357cm" svg:y1="1.868cm" svg:x2="8.566cm" svg:y2="1.868cm">
          <text:p/>
        </draw:line>
        <draw:line draw:style-name="gr3" draw:text-style-name="P1" draw:layer="layout" svg:x1="2.533cm" svg:y1="0.526cm" svg:x2="2.533cm" svg:y2="2.158cm">
          <text:p/>
        </draw:line>
        <draw:line draw:style-name="gr3" draw:text-style-name="P1" draw:layer="layout" svg:x1="3.321cm" svg:y1="0.526cm" svg:x2="3.321cm" svg:y2="1.858cm">
          <text:p/>
        </draw:line>
        <draw:frame draw:style-name="gr4" draw:layer="layout" svg:width="0.632cm" svg:height="0.79cm" svg:x="2.679cm" svg:y="2.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1" draw:layer="layout" svg:x1="1.989cm" svg:y1="2.055cm" svg:x2="2.205cm" svg:y2="2.055cm">
          <text:p/>
        </draw:line>
        <draw:line draw:style-name="gr5" draw:text-style-name="P1" draw:layer="layout" svg:x1="2.74cm" svg:y1="2.055cm" svg:x2="2.543cm" svg:y2="2.055cm">
          <text:p/>
        </draw:line>
        <draw:line draw:style-name="gr2" draw:text-style-name="P1" draw:layer="layout" svg:x1="2.74cm" svg:y1="2.055cm" svg:x2="2.899cm" svg:y2="2.628cm">
          <text:p/>
        </draw:line>
        <draw:line draw:style-name="gr5" draw:text-style-name="P1" draw:layer="layout" svg:x1="1.989cm" svg:y1="2.055cm" svg:x2="2.205cm" svg:y2="2.055cm">
          <text:p/>
        </draw:line>
        <draw:line draw:style-name="gr5" draw:text-style-name="P1" draw:id="id2" draw:layer="layout" svg:x1="2.186cm" svg:y1="1.557cm" svg:x2="3.312cm" svg:y2="1.557cm">
          <text:p/>
        </draw:line>
        <draw:frame draw:style-name="gr4" draw:id="id1" draw:layer="layout" svg:width="0.755cm" svg:height="0.388cm" svg:x="3.551cm" svg:y="2.6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2" draw:text-style-name="P1" draw:layer="layout" draw:type="curve" svg:x1="3.928cm" svg:y1="2.615cm" svg:x2="2.749cm" svg:y2="1.557cm" draw:start-shape="id1" draw:start-glue-point="0" draw:end-shape="id2" draw:end-glue-point="0" svg:d="m3928 2615c0-754-1179-226-1179-1058">
          <text:p/>
        </draw:connector>
        <draw:frame draw:style-name="gr4" draw:id="id3" draw:layer="layout" svg:width="0.807cm" svg:height="0.388cm" svg:x="0.586cm" svg:y="0.23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id="id5" draw:layer="layout" svg:width="1.429cm" svg:height="0.388cm" svg:x="3.589cm" svg:y="0.15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id="id6" draw:layer="layout" svg:width="0.864cm" svg:height="0.388cm" svg:x="4.686cm" svg:y="0.93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5" draw:text-style-name="P1" draw:layer="layout" draw:type="curve" svg:x1="1.393cm" svg:y1="0.426cm" svg:x2="2.187cm" svg:y2="0.621cm" draw:start-shape="id3" draw:start-glue-point="1" draw:end-shape="id4" draw:end-glue-point="8" svg:d="m1393 426c530 0 794 65 794 195">
          <text:p/>
        </draw:connector>
        <draw:connector draw:style-name="gr5" draw:text-style-name="P1" draw:layer="layout" draw:type="curve" svg:x1="3.589cm" svg:y1="0.351cm" svg:x2="2.544cm" svg:y2="0.63cm" draw:start-shape="id5" draw:start-glue-point="3" draw:end-shape="id4" draw:end-glue-point="7" svg:d="m3589 351c-697 0-1045 93-1045 279">
          <text:p/>
        </draw:connector>
        <draw:connector draw:style-name="gr5" draw:text-style-name="P1" draw:layer="layout" draw:type="curve" draw:line-skew="4.737cm 0.518cm" svg:x1="4.686cm" svg:y1="1.13cm" svg:x2="3.332cm" svg:y2="0.63cm" draw:start-shape="id6" draw:start-glue-point="3" draw:end-shape="id4" draw:end-glue-point="6" svg:d="m4686 1130c-261 0-217-281-490-429s-864-162-864-71">
          <text:p/>
        </draw:connector>
        <draw:frame draw:style-name="gr4" draw:layer="layout" svg:width="0.434cm" svg:height="0.469cm" svg:x="8.26cm" svg:y="1.392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8-28T15:05:29</dc:date>
    <dc:creator>khalid khan</dc:creator>
    <meta:editing-duration>PT04H33M27S</meta:editing-duration>
    <meta:editing-cycles>18</meta:editing-cycles>
    <meta:generator>OpenOffice.org/3.1$Linux OpenOffice.org_project/310m19$Build-9420</meta:generator>
    <meta:document-statistic meta:object-count="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o math:stretchy="false">π</math:mo>
      <math:mn>10</math:mn>
    </math:mfrac>
    <math:annotation math:encoding="StarMath 5.0">%pi over 1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i>t</math:mi>
      <math:mi>'</math:mi>
    </math:mrow>
    <math:annotation math:encoding="StarMath 5.0">%omega t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n>0</math:mn>
    </math:mrow>
    <math:annotation math:encoding="StarMath 5.0">t=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n>0.001</math:mn>
    </math:mrow>
    <math:annotation math:encoding="StarMath 5.0">t=0.00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t</math:mi>
        <math:mo math:stretchy="false">=</math:mo>
        <math:mi>t</math:mi>
      </math:mrow>
      <math:mi>'</math:mi>
    </math:mrow>
    <math:annotation math:encoding="StarMath 5.0">t=t'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